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3e7f" officeooo:paragraph-rsid="001d3e7f"/>
    </style:style>
    <style:style style:name="P2" style:family="paragraph" style:parent-style-name="Standard">
      <style:text-properties officeooo:rsid="00202a83" officeooo:paragraph-rsid="00202a83"/>
    </style:style>
    <style:style style:name="P3" style:family="paragraph" style:parent-style-name="Standard">
      <style:text-properties officeooo:rsid="001ca4c0" officeooo:paragraph-rsid="0023a7d4"/>
    </style:style>
    <style:style style:name="P4" style:family="paragraph" style:parent-style-name="Standard">
      <style:text-properties officeooo:rsid="0023a7d4" officeooo:paragraph-rsid="0023a7d4"/>
    </style:style>
    <style:style style:name="P5" style:family="paragraph" style:parent-style-name="Standard">
      <style:text-properties style:font-name="Courier" officeooo:rsid="0023a7d4" officeooo:paragraph-rsid="0023a7d4"/>
    </style:style>
    <style:style style:name="T1" style:family="text">
      <style:text-properties fo:background-color="#ffff00" loext:char-shading-value="0"/>
    </style:style>
    <style:style style:name="T2" style:family="text">
      <style:text-properties fo:background-color="#00ccff" loext:char-shading-value="0"/>
    </style:style>
    <style:style style:name="T3" style:family="text">
      <style:text-properties fo:background-color="#ff0000" loext:char-shading-value="0"/>
    </style:style>
    <style:style style:name="T4" style:family="text">
      <style:text-properties officeooo:rsid="0023a7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an Wang (wang2786, 0028451697)</text:p>
      <text:p text:style-name="P4"/>
      <text:p text:style-name="P4">1.</text:p>
      <text:p text:style-name="P5">1.main process before appl1():</text:p>
      <text:p text:style-name="P5">Base of the stack : Address - 0x0EFD8FBC, Value - 0x00103B75</text:p>
      <text:p text:style-name="P5">Top of the stack : Address - 0x0EFD8FC8, Value - 0x0EFD8FE8</text:p>
      <text:p text:style-name="P5"/>
      <text:p text:style-name="P5">2. after appl1() is created before fun1() is called:</text:p>
      <text:p text:style-name="P5">Base of the stack : Address - <text:span text:style-name="T1">0x0EFC8FC8</text:span>, Value - 0x0EFC8FE8</text:p>
      <text:p text:style-name="P5">Top of the stack : Address - <text:span text:style-name="T2">0x0EFC8FD4</text:span>, Value – <text:span text:style-name="T3">0x0EFC8FF4</text:span></text:p>
      <text:p text:style-name="P5"/>
      <text:p text:style-name="P5">3. after appl1() calls fun1() and before fun1() returns:</text:p>
      <text:p text:style-name="P5">Base of the stack : Address - 0x0EFC8F98, Value - 0x00101D76</text:p>
      <text:p text:style-name="P5">Top of the stack : Address - 0x0EFC8FA4, Value - <text:span text:style-name="T2">0x0EFC8FD4</text:span></text:p>
      <text:p text:style-name="P5"/>
      <text:p text:style-name="P5">4. after appl1() calls fun1() and after fun1() has returned:</text:p>
      <text:p text:style-name="P5">Base of the stack : Address - <text:span text:style-name="T1">0x0EFC8FC8</text:span>, Value - 0x00000000</text:p>
      <text:p text:style-name="P5">Top of the stack : Address - <text:span text:style-name="T2">0x0EFC8FD4</text:span>, Value - <text:span text:style-name="T3">0x0EFC8FF4</text:span></text:p>
      <text:p text:style-name="P3"/>
      <text:p text:style-name="P4">After color code all the same value, we can clearly see the context switch between appl1()created to call fun1() to fun1() return. The stack got pushed with return address so that once the function is done, it can find its way back to the original context. The important note is that after calling fun1(), the top of the stack address is pushed into the top of new context(fun()’s new stack) as a VALUE, so that it can remember it and not lost by changing pointer address. Then safely return back to appl1()’s top of the stack.</text:p>
      <text:p text:style-name="P1"/>
      <text:p text:style-name="P2">5.</text:p>
      <text:p text:style-name="P2">Attack strategy: <text:span text:style-name="T4">Overflow the stack by recursively calling a custom function with local variable, which will eventually get access to victim’s stack and causing OS to panic.</text:span></text:p>
      <text:p text:style-name="P2"/>
      <text:p text:style-name="P2">Impact: <text:span text:style-name="T4">The OS will trap the process from keep functioning and dump the register memory to stdou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21:51:10.852960228</meta:creation-date>
    <dc:date>2018-02-12T13:43:04.008119710</dc:date>
    <meta:editing-duration>PT55M27S</meta:editing-duration>
    <meta:editing-cycles>3</meta:editing-cycles>
    <meta:generator>LibreOffice/5.1.6.2$Linux_X86_64 LibreOffice_project/10m0$Build-2</meta:generator>
    <meta:document-statistic meta:table-count="0" meta:image-count="0" meta:object-count="0" meta:page-count="1" meta:paragraph-count="18" meta:word-count="265" meta:character-count="1507" meta:non-whitespace-character-count="1259"/>
  </office:meta>
</office:document-meta>
</file>